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text-position="" style:font-name="Arial"/>
    </style:style>
    <style:style style:name="ce3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ext-properties style:font-name="Arial"/>
    </style:style>
  </office:automatic-styles>
  <office:body>
    <office:spreadsheet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estimon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rect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direct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6:05:38.141057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13:12.245669089</meta:creation-date>
    <dc:date>2016-01-29T16:05:55.244566134</dc:date>
    <meta:editing-duration>PT5M</meta:editing-duration>
    <meta:editing-cycles>4</meta:editing-cycles>
    <meta:generator>LibreOffice/4.4.6.3$Linux_X86_64 LibreOffice_project/40m0$Build-3</meta:generator>
    <meta:document-statistic meta:table-count="1" meta:cell-count="7" meta:object-count="0"/>
  </office:meta>
</office:document-meta>
</file>